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normal" style:text-blinking="false" fo:background-color="transparent"/>
    </style:style>
    <style:style style:name="P2" style:family="paragraph" style:parent-style-name="Heading_20_1">
      <style:paragraph-properties fo:margin-top="0.847cm" fo:margin-bottom="0.212cm" style:contextual-spacing="false" fo:line-height="165%" style:writing-mode="lr-tb"/>
      <style:text-properties fo:font-variant="normal" fo:text-transform="none" fo:color="#000000" loext:opacity="100%" style:text-line-through-style="none" style:text-line-through-type="none" style:font-name="Arial" fo:font-size="20pt" fo:font-style="normal" style:text-underline-style="none" fo:font-weight="normal" style:text-blinking="false" fo:background-color="transparent"/>
    </style:style>
    <style:style style:name="P3" style:family="paragraph" style:parent-style-name="Heading_20_1">
      <style:paragraph-properties fo:margin-top="0.423cm" fo:margin-bottom="0cm" style:contextual-spacing="false" fo:line-height="165%"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a37ee" officeooo:paragraph-rsid="000a37ee"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8" style:family="paragraph" style:parent-style-name="Text_20_body">
      <style:paragraph-properties fo:margin-top="0cm" fo:margin-bottom="0cm" style:contextual-spacing="false" fo:line-height="138%" style:writing-mode="lr-tb"/>
      <style:text-properties fo:font-weight="normal"/>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officeooo:rsid="000b78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ocs-internal-guid-10c224cb-7fff-c89b-2d0b-fc3d6a53e1ef"/>Projekt Vorgehen - Scrum</text:h>
      <text:p text:style-name="P5">Wir wählten einen 2 wöchigen Sprint Rhythmus. Allerdings haben wir uns jeden Mittwoch getroffen um den jeweiligen Projektstand zu besprechen.</text:p>
      <text:p text:style-name="P5">Jeden 2. Mittwoch hielten wir zuerst ein Sprint Abschlussmeeting, in dem wir uns erstens über die Probleme, die aufgetreten sind unterhalten habe und zweitens haben wir den jetzigen Stand der Software besprochen.</text:p>
      <text:p text:style-name="P5">Im zweiten Teil des Sprint Meetings haben wir für den nächsten Sprint die neuen Tasks geplant. Das beinhaltet aus den Users Stories, die wir am Anfang des Projekts erstellt haben konkrete Tasks zu erstellen.</text:p>
      <text:p text:style-name="P5">Diese Task wurden dann während dem Meeting den einzelnen Gruppenmitgliedern zugeordnet und wir haben zusätzlich versucht diese mit Storypoints zeitlich einzuschätzen. Dann gab es noch Task, die wir zusätzlich noch erstellt haben(meistens Probleme mit Frameworks oder vorher festgelegten Ansätzen), weil wir diese Probleme am Anfang des Projekt noch nicht vorhersehen konnten.</text:p>
      <text:h text:style-name="P2" text:outline-level="1">Architektur</text:h>
      <text:h text:style-name="P3" text:outline-level="1">Als Architektur wurde ein für Unity abgewandeltes MVC-Modell gewählt. </text:h>
      <text:h text:style-name="P4" text:outline-level="2">View/View-Controller</text:h>
      <text:p text:style-name="P5">Der größte Teil des Views ist mit Unity über Assets und Prefabs gelöst. Diese werden von Controller gesteuert, welche zum Beispiel Listen graphisch darstellbar machen und Interaktionen mit diesen Listen ermöglichen.</text:p>
      <text:p text:style-name="P5">Die wichtigsten View Controller Klassen sind PartPickerScreen, PreviousStationController, StationScreenController beschäftigen sich alle mit der Erstellung von interaktiven Listen.</text:p>
      <text:p text:style-name="P8"><text:span text:style-name="T1">Der </text:span><text:span text:style-name="T2">PartPickerScreen </text:span><text:span text:style-name="T1">sorgt für die Erstellung der Liste der Teile, die einer Station hinzugefügt werden sollen. Er startet über eine Togglefunktion den Partpicker um Teile im Modell auszuwählen. Außerdem startet er mit einem Button Klick den Stations Generierungsprozess.</text:span></text:p>
      <text:p text:style-name="P8"><text:span text:style-name="T1">Der </text:span><text:span text:style-name="T2">PreviousStationController </text:span><text:span text:style-name="T1">Verwaltet eine Liste mit allen Stationen und ermöglicht das Auswählen der Vorgänger Stationen, der neuen Stationen.</text:span></text:p>
      <text:p text:style-name="P8"><text:span text:style-name="T1">Der </text:span><text:span text:style-name="T2">StationScreenController </text:span><text:span text:style-name="T1">verwaltet eine Teileliste einer Station und ermöglicht es Teile aus dieser Liste auszuwählen und diese in der Welt erscheinen zu lassen.</text:span></text:p>
      <text:h text:style-name="P4" text:outline-level="2">Controller</text:h>
      <text:p text:style-name="P7">StationManager</text:p>
      <text:p text:style-name="P5">Der StationsManager verwaltet die verschiedenen Stationen mit ihren Teilen und Vorgängern.</text:p>
      <text:p text:style-name="Text_20_body"><text:soft-page-break/></text:p>
      <text:p text:style-name="P7">ProductAssemblyController</text:p>
      <text:p text:style-name="P5">Dieser Controller wird verwendet um mit den Teilen an einer Station oder der Auswahl von Teilen beim Grundmodell zu interagieren und sie bewegbar zu machen.</text:p>
      <text:p text:style-name="Text_20_body"/>
      <text:p text:style-name="P7">ProductAssemblyCollider</text:p>
      <text:p text:style-name="P5">Dieser Controller überprüft ob die benutzten Teile mit den vorgesehenen Plätzen kollidieren und somit einsetzbar sind.</text:p>
      <text:p text:style-name="Text_20_body"/>
      <text:p text:style-name="P7">VR_UIPointer</text:p>
      <text:p text:style-name="P5">Dieser wird benutzt um mit den verschiedenen UI Elementen in der Welt zu interagieren und mit dem PartPicker richtig zu arbeiten.</text:p>
      <text:p text:style-name="Text_20_body"/>
      <text:p text:style-name="P7">LaserStationPlacer</text:p>
      <text:p text:style-name="P5">Der LaserStationPlacer lässt ein Abbild der Station in der Welt erscheinen, um zu zeigen wo man die Station platzieren kann. Ebenso ermöglicht er die Drehung der Station und setzt sie fest in der Welt.</text:p>
      <text:p text:style-name="Text_20_body"/>
      <text:p text:style-name="P7">LaserTeleport</text:p>
      <text:p text:style-name="P5">Der LaserTeleport erzeugt einen Laserstrahl in der Welt und zeigt an, wenn er mit etwas kollidiert, wo man sich hin teleportieren kann. Er ist das Haupt Bewegungsmittel vom Avatar.</text:p>
      <text:h text:style-name="P4" text:outline-level="2">Model</text:h>
      <text:p text:style-name="P5">Wir haben 2 Model Klassen:</text:p>
      <text:p text:style-name="P7">Station</text:p>
      <text:p text:style-name="P5">Die wichtigste Daten Klasse. Sie verwaltet eine Station. Hierbei wird die Position, Rotation, Teileliste und Rotation der Station verwaltet. Außerdem wird hier auch die Montagereihenfolge verwaltet und später über einen <text:span text:style-name="T3">C</text:span>ontroller in <text:span text:style-name="T3">J</text:span>son umgewandelt und gespeichert.</text:p>
      <text:p text:style-name="P7">Part</text:p>
      <text:p text:style-name="P5">Die Verwaltung aller Objekte, die das geladene Modell enthält wird über die Part Klasse geregelt. Sie wird meistens für Kollisionserkennung beim Zusammenbau oder der Teilauswahl benötigt. Außerdem zum Speichern und Laden der Montagereihenfolge und des Programmzustands.</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5T19:51:51.998000000</meta:creation-date>
    <dc:date>2021-01-15T21:12:57.762000000</dc:date>
    <meta:editing-duration>PT1H10M55S</meta:editing-duration>
    <meta:editing-cycles>2</meta:editing-cycles>
    <meta:generator>LibreOffice/7.0.4.2$Windows_X86_64 LibreOffice_project/dcf040e67528d9187c66b2379df5ea4407429775</meta:generator>
    <meta:document-statistic meta:table-count="0" meta:image-count="0" meta:object-count="0" meta:page-count="2" meta:paragraph-count="33" meta:word-count="503" meta:character-count="3603" meta:non-whitespace-character-count="3130"/>
  </office:meta>
</office:document-meta>
</file>